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00cccc" draw:textarea-vertical-align="middle"/>
    </style:style>
    <style:style style:name="gr4" style:family="graphic" style:parent-style-name="standard">
      <style:graphic-properties draw:stroke="none" draw:fill="solid" draw:fill-color="#0000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0.1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5.15cm"/>
    </style:style>
    <style:style style:name="gr9" style:family="graphic" style:parent-style-name="standard">
      <style:graphic-properties draw:stroke="none" svg:stroke-color="#000000" draw:fill="none" draw:fill-color="#ffffff" fo:min-height="2.35cm"/>
    </style:style>
    <style:style style:name="gr10" style:family="graphic" style:parent-style-name="standard">
      <style:graphic-properties draw:stroke="none" svg:stroke-color="#000000" draw:fill="none" draw:fill-color="#ffffff" fo:min-height="4.45cm"/>
    </style:style>
    <style:style style:name="gr11" style:family="graphic" style:parent-style-name="standard">
      <style:graphic-properties draw:stroke="none" draw:fill="none" fo:min-height="3.097cm"/>
    </style:style>
    <style:style style:name="gr12" style:family="graphic" style:parent-style-name="standard">
      <style:graphic-properties draw:stroke="none" svg:stroke-color="#000000" draw:fill="none" draw:fill-color="#ffffff" fo:min-height="5.3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45cm"/>
    </style:style>
    <style:style style:name="gr16" style:family="graphic" style:parent-style-name="standard">
      <style:graphic-properties draw:stroke="none" svg:stroke-color="#000000" draw:fill="none" draw:fill-color="#ffffff" fo:min-height="1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481cm" svg:height="1.5cm" svg:x="24.819cm" svg:y="20.9cm">
          <text:p/>
        </draw:rect>
        <draw:rect draw:style-name="gr2" draw:text-style-name="P1" draw:layer="layout" svg:width="2.481cm" svg:height="1.5cm" svg:x="30.2cm" svg:y="17.7cm">
          <text:p text:style-name="P1">MiFi</text:p>
        </draw:rect>
        <draw:rect draw:style-name="gr3" draw:text-style-name="P1" draw:layer="layout" svg:width="0.381cm" svg:height="0.7cm" draw:transform="rotate (1.5707963267946) translate (24.1cm 21.381cm)">
          <text:p/>
        </draw:rect>
        <draw:rect draw:style-name="gr1" draw:text-style-name="P1" draw:layer="layout" svg:width="2.481cm" svg:height="1.5cm" svg:x="28.419cm" svg:y="20.899cm">
          <text:p/>
        </draw:rect>
        <draw:rect draw:style-name="gr3" draw:text-style-name="P1" draw:layer="layout" svg:width="0.381cm" svg:height="0.7cm" draw:transform="rotate (1.5707963267946) translate (27.7cm 21.38cm)">
          <text:p/>
        </draw:rect>
        <draw:rect draw:style-name="gr1" draw:text-style-name="P1" draw:layer="layout" svg:width="2.481cm" svg:height="1.5cm" svg:x="32.119cm" svg:y="20.9cm">
          <text:p/>
        </draw:rect>
        <draw:rect draw:style-name="gr3" draw:text-style-name="P1" draw:layer="layout" svg:width="0.381cm" svg:height="0.7cm" draw:transform="rotate (1.5707963267946) translate (31.4cm 21.381cm)">
          <text:p/>
        </draw:rect>
        <draw:rect draw:style-name="gr1" draw:text-style-name="P1" draw:layer="layout" svg:width="2.481cm" svg:height="1.5cm" svg:x="35.719cm" svg:y="20.899cm">
          <text:p/>
        </draw:rect>
        <draw:rect draw:style-name="gr3" draw:text-style-name="P1" draw:layer="layout" svg:width="0.381cm" svg:height="0.7cm" draw:transform="rotate (1.5707963267946) translate (35cm 21.38cm)">
          <text:p/>
        </draw:rect>
        <draw:rect draw:style-name="gr4" draw:text-style-name="P1" draw:layer="layout" svg:width="1.8cm" svg:height="2.2cm" svg:x="25.2cm" svg:y="23.8cm">
          <text:p/>
        </draw:rect>
        <draw:rect draw:style-name="gr4" draw:text-style-name="P1" draw:layer="layout" svg:width="1.8cm" svg:height="2.2cm" svg:x="28.9cm" svg:y="23.8cm">
          <text:p/>
        </draw:rect>
        <draw:rect draw:style-name="gr4" draw:text-style-name="P1" draw:layer="layout" svg:width="1.8cm" svg:height="2.2cm" svg:x="32.5cm" svg:y="23.8cm">
          <text:p/>
        </draw:rect>
        <draw:rect draw:style-name="gr4" draw:text-style-name="P1" draw:layer="layout" svg:width="1.8cm" svg:height="2.2cm" svg:x="36.1cm" svg:y="23.8cm">
          <text:p/>
        </draw:rect>
        <draw:line draw:style-name="gr5" draw:text-style-name="P1" draw:layer="layout" svg:x1="26.1cm" svg:y1="22.4cm" svg:x2="26.1cm" svg:y2="23.9cm">
          <text:p/>
        </draw:line>
        <draw:line draw:style-name="gr5" draw:text-style-name="P1" draw:layer="layout" svg:x1="29.8cm" svg:y1="22.399cm" svg:x2="29.8cm" svg:y2="23.899cm">
          <text:p/>
        </draw:line>
        <draw:line draw:style-name="gr5" draw:text-style-name="P1" draw:layer="layout" svg:x1="33.4cm" svg:y1="22.398cm" svg:x2="33.4cm" svg:y2="23.898cm">
          <text:p/>
        </draw:line>
        <draw:line draw:style-name="gr5" draw:text-style-name="P1" draw:layer="layout" svg:x1="37cm" svg:y1="22.397cm" svg:x2="37cm" svg:y2="23.897cm">
          <text:p/>
        </draw:line>
        <draw:g>
          <draw:line draw:style-name="gr5" draw:text-style-name="P1" draw:layer="layout" svg:x1="36.8cm" svg:y1="26.3cm" svg:x2="37.2cm" svg:y2="26.3cm">
            <text:p/>
          </draw:line>
          <draw:line draw:style-name="gr5" draw:text-style-name="P1" draw:layer="layout" svg:x1="36.7cm" svg:y1="26.5cm" svg:x2="37.3cm" svg:y2="26.5cm">
            <text:p/>
          </draw:line>
          <draw:line draw:style-name="gr5" draw:text-style-name="P1" draw:layer="layout" svg:x1="36.5cm" svg:y1="26.7cm" svg:x2="37.5cm" svg:y2="26.7cm">
            <text:p/>
          </draw:line>
          <draw:line draw:style-name="gr5" draw:text-style-name="P1" draw:layer="layout" svg:x1="36.4cm" svg:y1="26.9cm" svg:x2="37.6cm" svg:y2="26.9cm">
            <text:p/>
          </draw:line>
        </draw:g>
        <draw:g>
          <draw:line draw:style-name="gr5" draw:text-style-name="P1" draw:layer="layout" svg:x1="25.9cm" svg:y1="26.3cm" svg:x2="26.3cm" svg:y2="26.3cm">
            <text:p/>
          </draw:line>
          <draw:line draw:style-name="gr5" draw:text-style-name="P1" draw:layer="layout" svg:x1="25.8cm" svg:y1="26.5cm" svg:x2="26.4cm" svg:y2="26.5cm">
            <text:p/>
          </draw:line>
          <draw:line draw:style-name="gr5" draw:text-style-name="P1" draw:layer="layout" svg:x1="25.6cm" svg:y1="26.7cm" svg:x2="26.6cm" svg:y2="26.7cm">
            <text:p/>
          </draw:line>
          <draw:line draw:style-name="gr5" draw:text-style-name="P1" draw:layer="layout" svg:x1="25.5cm" svg:y1="26.9cm" svg:x2="26.7cm" svg:y2="26.9cm">
            <text:p/>
          </draw:line>
        </draw:g>
        <draw:g>
          <draw:line draw:style-name="gr5" draw:text-style-name="P1" draw:layer="layout" svg:x1="29.6cm" svg:y1="26.3cm" svg:x2="30cm" svg:y2="26.3cm">
            <text:p/>
          </draw:line>
          <draw:line draw:style-name="gr5" draw:text-style-name="P1" draw:layer="layout" svg:x1="29.5cm" svg:y1="26.5cm" svg:x2="30.1cm" svg:y2="26.5cm">
            <text:p/>
          </draw:line>
          <draw:line draw:style-name="gr5" draw:text-style-name="P1" draw:layer="layout" svg:x1="29.3cm" svg:y1="26.7cm" svg:x2="30.3cm" svg:y2="26.7cm">
            <text:p/>
          </draw:line>
          <draw:line draw:style-name="gr5" draw:text-style-name="P1" draw:layer="layout" svg:x1="29.2cm" svg:y1="26.9cm" svg:x2="30.4cm" svg:y2="26.9cm">
            <text:p/>
          </draw:line>
        </draw:g>
        <draw:g>
          <draw:line draw:style-name="gr5" draw:text-style-name="P1" draw:layer="layout" svg:x1="33.2cm" svg:y1="26.3cm" svg:x2="33.6cm" svg:y2="26.3cm">
            <text:p/>
          </draw:line>
          <draw:line draw:style-name="gr5" draw:text-style-name="P1" draw:layer="layout" svg:x1="33.1cm" svg:y1="26.5cm" svg:x2="33.7cm" svg:y2="26.5cm">
            <text:p/>
          </draw:line>
          <draw:line draw:style-name="gr5" draw:text-style-name="P1" draw:layer="layout" svg:x1="32.9cm" svg:y1="26.7cm" svg:x2="33.9cm" svg:y2="26.7cm">
            <text:p/>
          </draw:line>
          <draw:line draw:style-name="gr5" draw:text-style-name="P1" draw:layer="layout" svg:x1="32.8cm" svg:y1="26.9cm" svg:x2="34cm" svg:y2="26.9cm">
            <text:p/>
          </draw:line>
        </draw:g>
        <draw:rect draw:style-name="gr2" draw:text-style-name="P2" draw:layer="layout" svg:width="7.4cm" svg:height="1.6cm" svg:x="27.9cm" svg:y="13.4cm">
          <text:p text:style-name="P1"><text:span text:style-name="T1">api.scanner.com/barcode</text:span></text:p>
        </draw:rect>
        <draw:frame draw:style-name="gr6" draw:text-style-name="P3" draw:layer="layout" svg:width="21.4cm" svg:height="10.4cm" svg:x="1.3cm" svg:y="2.8cm">
          <draw:text-box>
            <text:p><text:span text:style-name="T2">Sequence</text:span><text:span text:style-name="T3">:</text:span></text:p>
            <text:p><text:span text:style-name="T4"/></text:p>
            <text:p><text:span text:style-name="T4">1. Turn on / reboot RPi</text:span></text:p>
            <text:p><text:span text:style-name="T4">2. RPi connects to MiFi</text:span></text:p>
            <text:p><text:span text:style-name="T4">3. Connecting to server ( reverse SSH - </text:span><text:span text:style-name="T4"><text:a xlink:href="http://www.howtoforge.com/reverse-ssh-tunneling">http://www.howtoforge.com/reverse-ssh-tunneling</text:a></text:span><text:span text:style-name="T4"> )</text:span></text:p>
            <text:p><text:span text:style-name="T4">4. Sending test</text:span></text:p>
            <text:p><text:span text:style-name="T4">5. Confirm successful test</text:span></text:p>
            <text:p><text:span text:style-name="T4">6. Save barcode to SQlite DB</text:span></text:p>
            <text:p><text:span text:style-name="T4">7. Send SQlite DB barcode to server – queue if no connection</text:span></text:p>
            <text:p><text:span text:style-name="T4">8. Ignore duplicates</text:span></text:p>
            <text:p><text:span text:style-name="T4"/></text:p>
            <text:p><text:span text:style-name="T5">Display</text:span><text:span text:style-name="T6">:</text:span></text:p>
            <text:p><text:span text:style-name="T4"/></text:p>
            <text:p><text:span text:style-name="T4">1. On / Off switch ( Power )</text:span></text:p>
            <text:p><text:span text:style-name="T4">2. Reboot switch ( Reboot )</text:span></text:p>
            <text:p><text:span text:style-name="T4">3. Display Connection to MiFi</text:span></text:p>
            <text:p><text:span text:style-name="T4">4. Show status messages</text:span></text:p>
            <text:p><text:span text:style-name="T4">5. Show visual response on successful send</text:span></text:p>
          </draw:text-box>
        </draw:frame>
        <draw:frame draw:style-name="gr6" draw:text-style-name="P3" draw:layer="layout" svg:width="13.2cm" svg:height="10.4cm" svg:x="1.3cm" svg:y="13.5cm">
          <draw:text-box>
            <text:p><text:span text:style-name="T2">Components</text:span><text:span text:style-name="T3">:</text:span></text:p>
            <text:p><text:span text:style-name="T3"/></text:p>
            <text:p><text:span text:style-name="T3">Per unit</text:span></text:p>
            <text:p><text:span text:style-name="T3"/></text:p>
            <text:p><text:span text:style-name="T3">Raspberry Pi</text:span><text:span text:style-name="T3"><text:tab/></text:span><text:span text:style-name="T3"><text:tab/></text:span><text:span text:style-name="T3"><text:tab/></text:span><text:span text:style-name="T3">£18</text:span></text:p>
            <text:p><text:span text:style-name="T3">Wireless Dongle</text:span><text:span text:style-name="T3"><text:tab/></text:span><text:span text:style-name="T3"><text:tab/></text:span><text:span text:style-name="T3"><text:tab/></text:span><text:span text:style-name="T3">£6.24</text:span></text:p>
            <text:p><text:span text:style-name="T3">Scanner</text:span><text:span text:style-name="T3"><text:tab/></text:span><text:span text:style-name="T3"><text:tab/></text:span><text:span text:style-name="T3"><text:tab/></text:span><text:span text:style-name="T3"><text:tab/></text:span><text:span text:style-name="T3">£44.97</text:span></text:p>
            <text:p><text:span text:style-name="T3">Battery Pack</text:span><text:span text:style-name="T3"><text:tab/></text:span><text:span text:style-name="T3"><text:tab/></text:span><text:span text:style-name="T3"><text:tab/></text:span><text:span text:style-name="T3">£20.00</text:span></text:p>
            <text:p><text:span text:style-name="T3">USB to MicroUSB</text:span><text:span text:style-name="T3"><text:tab/></text:span><text:span text:style-name="T3"><text:tab/></text:span><text:span text:style-name="T3">£3.00</text:span></text:p>
            <text:p><text:span text:style-name="T3">LCD screen</text:span><text:span text:style-name="T3"><text:tab/></text:span><text:span text:style-name="T3"><text:tab/></text:span><text:span text:style-name="T3"><text:tab/></text:span><text:span text:style-name="T3">£16</text:span></text:p>
            <text:p><text:span text:style-name="T3"/></text:p>
            <text:p><text:span text:style-name="T3">Total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£108</text:span></text:p>
            <text:p><text:span text:style-name="T3"/></text:p>
            <text:p><text:span text:style-name="T3"/></text:p>
            <text:p><text:span text:style-name="T3">Powered USB?</text:span><text:span text:style-name="T3"><text:tab/></text:span><text:span text:style-name="T3"><text:tab/></text:span><text:span text:style-name="T3"><text:tab/></text:span><text:span text:style-name="T3">£20</text:span></text:p>
          </draw:text-box>
        </draw:frame>
        <draw:rect draw:style-name="gr1" draw:text-style-name="P1" xml:id="id1" draw:id="id1" draw:layer="layout" svg:width="2.481cm" svg:height="1.5cm" draw:transform="rotate (-1.57079632679579) translate (21.05cm 15.419cm)">
          <text:p/>
        </draw:rect>
        <draw:rect draw:style-name="gr3" draw:text-style-name="P1" draw:layer="layout" svg:width="0.381cm" svg:height="0.7cm" svg:x="20.569cm" svg:y="14.7cm">
          <text:p/>
        </draw:rect>
        <draw:rect draw:style-name="gr1" draw:text-style-name="P1" xml:id="id2" draw:id="id2" draw:layer="layout" svg:width="2.481cm" svg:height="1.5cm" draw:transform="rotate (-1.57079632679579) translate (23.5cm 15.45cm)">
          <text:p/>
        </draw:rect>
        <draw:connector draw:style-name="gr1" draw:text-style-name="P1" draw:layer="layout" svg:x1="20.3cm" svg:y1="17.9cm" svg:x2="22.75cm" svg:y2="17.931cm" draw:start-shape="id1" draw:start-glue-point="1" draw:end-shape="id2" draw:end-glue-point="1" svg:d="m20300 17900v532h2450v-501">
          <text:p/>
        </draw:connector>
        <draw:frame draw:style-name="gr7" draw:layer="layout" svg:width="17cm" svg:height="1.1cm" svg:x="1cm" svg:y="1.2cm">
          <draw:text-box>
            <text:p>Raspberry Pi Scanner Unit</text:p>
          </draw:text-box>
        </draw:frame>
        <draw:line draw:style-name="gr5" draw:text-style-name="P1" draw:layer="layout" svg:x1="1cm" svg:y1="2.3cm" svg:x2="41cm" svg:y2="2.3cm">
          <text:p/>
        </draw:line>
        <draw:frame draw:style-name="gr8" draw:text-style-name="P3" draw:layer="layout" svg:width="9.7cm" svg:height="6.356cm" svg:x="16.7cm" svg:y="6.8cm">
          <draw:text-box>
            <text:p><text:span text:style-name="T7">Status:</text:span></text:p>
            <text:p><text:span text:style-name="T7"/></text:p>
            <text:list text:style-name="L1">
              <text:list-item>
                <text:p><text:span text:style-name="T7">Unit booted</text:span></text:p>
              </text:list-item>
              <text:list-item>
                <text:p><text:span text:style-name="T7">Find SSID, login</text:span></text:p>
              </text:list-item>
              <text:list-item>
                <text:p><text:span text:style-name="T7">Obtain an IP via DHCP</text:span></text:p>
              </text:list-item>
              <text:list-item>
                <text:p><text:span text:style-name="T7">Ping Default Gateway</text:span></text:p>
              </text:list-item>
              <text:list-item>
                <text:p><text:span text:style-name="T7">Ping google.com</text:span></text:p>
              </text:list-item>
              <text:list-item>
                <text:p><text:span text:style-name="T7">Connect to server via reverse tunnel</text:span></text:p>
              </text:list-item>
              <text:list-item>
                <text:p><text:span text:style-name="T7">Send payload test 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9" draw:text-style-name="P4" draw:layer="layout" svg:width="20.2cm" svg:height="3.071cm" svg:x="1.4cm" svg:y="23.1cm">
          <draw:text-box>
            <text:p><text:span text:style-name="T8">References:</text:span></text:p>
            <text:p><text:span text:style-name="T8"/></text:p>
            <text:list text:style-name="L1">
              <text:list-item>
                <text:p><text:span text:style-name="T8"><text:a xlink:href="http://crushbeercrushcode.org/2013/01/rogue-pi-a-low-cost-penetration-dropbox-proposal/">http://crushbeercrushcode.org/2013/01/rogue-pi-a-low-cost-penetration-dropbox-proposal/</text:a></text:span></text:p>
              </text:list-item>
              <text:list-item>
                <text:p><text:span text:style-name="T8"><text:a xlink:href="http://crushbeercrushcode.org/2013/03/developing-the-rogue-pi/">http://crushbeercrushcode.org/2013/03/developing-the-rogue-pi/</text:a></text:span></text:p>
              </text:list-item>
            </text:list>
            <text:p><text:span text:style-name="T9"/></text:p>
            <text:p><text:span text:style-name="T9"/></text:p>
          </draw:text-box>
        </draw:frame>
        <draw:frame draw:style-name="gr8" draw:text-style-name="P3" draw:layer="layout" svg:width="13.2cm" svg:height="8.576cm" svg:x="27.4cm" svg:y="2.724cm">
          <draw:text-box>
            <text:p><text:span text:style-name="T7">Test Script:</text:span></text:p>
            <text:p><text:span text:style-name="T7"/></text:p>
            <text:p><text:span text:style-name="T7">1. Display Wireless on LCD – DONE</text:span></text:p>
            <text:p><text:span text:style-name="T7">2. Pause</text:span><text:span text:style-name="T7"><text:tab/></text:span><text:span text:style-name="T7">– DONE</text:span></text:p>
            <text:p><text:span text:style-name="T7">3. Obtain IP via DHCP – DONE</text:span></text:p>
            <text:p><text:span text:style-name="T7">4. Ping Default Gateway – DONE</text:span></text:p>
            <text:p><text:span text:style-name="T7">5. Ping google.com – DONE</text:span></text:p>
            <text:p><text:span text:style-name="T7">6. Attempt reverse tunnel to Gamaroff Staging Server</text:span></text:p>
            <text:p><text:span text:style-name="T7">7. Send Test Payload for scanner with:</text:span></text:p>
            <text:p><text:span text:style-name="T7">- Serial ID</text:span></text:p>
            <text:p><text:span text:style-name="T7">- Temperature of CPU</text:span></text:p>
            <text:p><text:span text:style-name="T7">- IP on LAN</text:span></text:p>
            <text:p><text:span text:style-name="T7">- Barcode Test: <text:s/></text:span></text:p>
            <text:p><text:span text:style-name="T3"/></text:p>
            <text:p><text:span text:style-name="T3"/></text:p>
          </draw:text-box>
        </draw:frame>
        <draw:frame draw:style-name="gr8" draw:text-style-name="P3" draw:layer="layout" svg:width="13.2cm" svg:height="30.776cm" svg:x="57.2cm" svg:y="2.2cm">
          <draw:text-box>
            <text:p><text:span text:style-name="T7">LCD Screen:</text:span></text:p>
            <text:p><text:span text:style-name="T7"/></text:p>
            <text:p><text:span text:style-name="T7">1. </text:span><text:span text:style-name="T7"><text:tab/></text:span></text:p>
            <text:p><text:span text:style-name="T7"><text:tab/></text:span><text:span text:style-name="T7">Obtain IP via DHCP</text:span></text:p>
            <text:p><text:span text:style-name="T7"><text:tab/></text:span><text:span text:style-name="T7">IP: 192.168.1.114</text:span></text:p>
            <text:p><text:span text:style-name="T7"><text:tab/></text:span><text:span text:style-name="T7">LCD.BACKLIGHT=GREEN</text:span></text:p>
            <text:p><text:span text:style-name="T7"/></text:p>
            <text:list text:style-name="L1">
              <text:list-item>
                <text:list>
                  <text:list-header>
                    <text:p><text:span text:style-name="T7">Obtain IP via DHCP</text:span></text:p>
                    <text:p><text:span text:style-name="T7">IP: NO IP ASSIGNED</text:span></text:p>
                    <text:p><text:span text:style-name="T7">LCD.BACKLIGHT=RED</text:span></text:p>
                  </text:list-header>
                </text:list>
              </text:list-item>
            </text:list>
            <text:p><text:span text:style-name="T7"/></text:p>
            <text:p><text:span text:style-name="T7">2. </text:span></text:p>
            <text:p><text:span text:style-name="T7"><text:tab/></text:span><text:span text:style-name="T7">Ping Default Gateway</text:span></text:p>
            <text:list text:continue-numbering="true" text:style-name="L1">
              <text:list-item>
                <text:list>
                  <text:list-header>
                    <text:p><text:span text:style-name="T7">IP: 255.255.255.0</text:span></text:p>
                    <text:p><text:span text:style-name="T7">LCD.BACKLIGHT=GREEN</text:span><text:span text:style-name="T7"><text:tab/></text:span></text:p>
                    <text:p><text:span text:style-name="T7"/></text:p>
                    <text:p><text:span text:style-name="T7">Ping Default Gateway</text:span></text:p>
                    <text:p><text:span text:style-name="T7">IP: NO GATEWAY</text:span></text:p>
                    <text:p><text:span text:style-name="T7">LCD.BACKLIGHT=RED</text:span><text:span text:style-name="T7"><text:tab/></text:span></text:p>
                    <text:p><text:span text:style-name="T7"/></text:p>
                  </text:list-header>
                </text:list>
              </text:list-item>
            </text:list>
            <text:p><text:span text:style-name="T7">3. </text:span><text:span text:style-name="T7"><text:tab/></text:span></text:p>
            <text:p><text:span text:style-name="T7"><text:tab/></text:span><text:span text:style-name="T7">Ping google.com</text:span></text:p>
            <text:list text:continue-numbering="true" text:style-name="L1">
              <text:list-item>
                <text:list>
                  <text:list-header>
                    <text:p><text:span text:style-name="T7">Success</text:span></text:p>
                    <text:p><text:span text:style-name="T7">LCD.BACKLIGHT=GREEN</text:span></text:p>
                    <text:p><text:span text:style-name="T7"/></text:p>
                    <text:p><text:span text:style-name="T7">Ping google.com</text:span></text:p>
                    <text:p><text:span text:style-name="T7">Failed</text:span></text:p>
                    <text:p><text:span text:style-name="T7">LCD.BACKLIGHT=RED</text:span></text:p>
                  </text:list-header>
                </text:list>
              </text:list-item>
            </text:list>
            <text:p><text:span text:style-name="T7"/></text:p>
            <text:p><text:span text:style-name="T7">4. </text:span></text:p>
            <text:p><text:span text:style-name="T7"><text:tab/></text:span><text:span text:style-name="T7">Connecting to 82.153.123.78</text:span></text:p>
            <text:p><text:span text:style-name="T7"><text:tab/></text:span><text:span text:style-name="T7">SSH: Connected</text:span></text:p>
            <text:list text:continue-numbering="true" text:style-name="L1">
              <text:list-item>
                <text:list>
                  <text:list-header>
                    <text:p><text:span text:style-name="T7">LCD.BACKLIGHT=GREEN</text:span></text:p>
                    <text:p><text:span text:style-name="T7"/></text:p>
                    <text:p><text:span text:style-name="T7">Connecting to 82.153.123.78</text:span></text:p>
                    <text:p><text:span text:style-name="T7">SSH: Could not connect</text:span></text:p>
                    <text:p><text:span text:style-name="T7">LCD.BACKLIGHT=RED</text:span></text:p>
                  </text:list-header>
                </text:list>
              </text:list-item>
            </text:list>
            <text:p><text:span text:style-name="T7"/></text:p>
            <text:p><text:span text:style-name="T7">5. </text:span><text:span text:style-name="T7"><text:tab/></text:span></text:p>
            <text:p><text:span text:style-name="T7"><text:tab/></text:span><text:span text:style-name="T7">Sending payload</text:span></text:p>
            <text:p><text:span text:style-name="T7"><text:tab/></text:span><text:span text:style-name="T7">Status: Sending / Sent / Received / Success</text:span></text:p>
            <text:list text:continue-numbering="true" text:style-name="L1">
              <text:list-item>
                <text:list>
                  <text:list-header>
                    <text:p><text:span text:style-name="T7">LCD.BACKLIGHT=GREEN</text:span></text:p>
                    <text:p><text:span text:style-name="T7"/></text:p>
                    <text:p><text:span text:style-name="T7">Sending payload</text:span></text:p>
                    <text:p><text:span text:style-name="T7">Status: Failed</text:span></text:p>
                    <text:p><text:span text:style-name="T7">LCD.BACKLIGHT=RED</text:span></text:p>
                  </text:list-header>
                </text:list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>- Serial ID</text:span></text:p>
            <text:p><text:span text:style-name="T7">- Temperature of CPU</text:span></text:p>
            <text:p><text:span text:style-name="T7">- IP on LAN</text:span></text:p>
            <text:p><text:span text:style-name="T7">- Barcode Test: <text:s/></text:span></text:p>
            <text:p><text:span text:style-name="T3"/></text:p>
            <text:p><text:span text:style-name="T3"/></text:p>
          </draw:text-box>
        </draw:frame>
      </draw:page>
      <draw:page draw:name="page2" draw:style-name="dp1" draw:master-page-name="Default">
        <draw:frame draw:style-name="gr7" draw:layer="layout" svg:width="17cm" svg:height="1.1cm" svg:x="0.999cm" svg:y="1.2cm">
          <draw:text-box>
            <text:p>Raspberry Pi Scanner – Web Interface</text:p>
          </draw:text-box>
        </draw:frame>
        <draw:line draw:style-name="gr5" draw:text-style-name="P1" draw:layer="layout" svg:x1="0.999cm" svg:y1="2.3cm" svg:x2="40.999cm" svg:y2="2.3cm">
          <text:p/>
        </draw:line>
        <draw:rect draw:style-name="gr2" draw:text-style-name="P1" draw:layer="layout" svg:width="4.135cm" svg:height="2.5cm" svg:x="4.665cm" svg:y="3.4cm">
          <text:p text:style-name="P1">Login</text:p>
        </draw:rect>
        <draw:rect draw:style-name="gr2" draw:text-style-name="P1" draw:layer="layout" svg:width="4.135cm" svg:height="2.5cm" svg:x="4.7cm" svg:y="7.1cm">
          <text:p text:style-name="P1">Create </text:p>
          <text:p text:style-name="P1">Campaign</text:p>
        </draw:rect>
        <draw:rect draw:style-name="gr2" draw:text-style-name="P1" draw:layer="layout" svg:width="4.135cm" svg:height="2.5cm" svg:x="12.1cm" svg:y="5cm">
          <text:p text:style-name="P1">Pair</text:p>
          <text:p text:style-name="P1">Devices</text:p>
        </draw:rect>
        <draw:rect draw:style-name="gr2" draw:text-style-name="P1" draw:layer="layout" svg:width="4.135cm" svg:height="2.5cm" svg:x="19.1cm" svg:y="4.9cm">
          <text:p text:style-name="P1">Test</text:p>
          <text:p text:style-name="P1">Devices</text:p>
        </draw:rect>
        <draw:frame draw:style-name="gr10" draw:text-style-name="P3" draw:layer="layout" svg:width="18.8cm" svg:height="4.7cm" svg:x="12.1cm" svg:y="10.9cm">
          <draw:text-box>
            <text:p><text:span text:style-name="T7">Pair Devices:</text:span></text:p>
            <text:p><text:span text:style-name="T7"/></text:p>
            <text:list text:style-name="L1">
              <text:list-item>
                <text:p><text:span text:style-name="T7">Register device – use serial id</text:span></text:p>
              </text:list-item>
              <text:list-item>
                <text:p><text:span text:style-name="T7">Associate allowed devices to Campaign</text:span></text:p>
              </text:list-item>
              <text:list-item>
                <text:p><text:span text:style-name="T7">When device boots up / connection request - <text:s/>device contacts web server with status using web sockets – live updates of status – amount of scans – time of scans. </text:span></text:p>
              </text:list-item>
            </text:list>
            <text:p><text:span text:style-name="T3"/></text:p>
          </draw:text-box>
        </draw:frame>
        <draw:frame draw:style-name="gr11" draw:text-style-name="P3" draw:layer="layout" svg:width="4.6cm" svg:height="3.581cm" svg:x="19.1cm" svg:y="8.519cm">
          <draw:text-box>
            <text:list text:style-name="L1">
              <text:list-header>
                <text:p><text:span text:style-name="T3">Test Devices:</text:span></text:p>
              </text:list-header>
            </text:list>
            <text:p><text:span text:style-name="T3"/></text:p>
            <text:list text:continue-numbering="true" text:style-name="L1">
              <text:list-item>
                <text:list>
                  <text:list-item>
                    <text:p><text:span text:style-name="T3">Reboot</text:span></text:p>
                  </text:list-item>
                  <text:list-item>
                    <text:p><text:span text:style-name="T3">Run Test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  <text:p><text:span text:style-name="T3"/></text:p>
          </draw:text-box>
        </draw:frame>
        <draw:line draw:style-name="gr5" draw:text-style-name="P1" draw:layer="layout" svg:x1="14.2cm" svg:y1="7.5cm" svg:x2="14.2cm" svg:y2="10.7cm">
          <text:p/>
        </draw:line>
        <draw:line draw:style-name="gr5" draw:text-style-name="P1" draw:layer="layout" svg:x1="21.2cm" svg:y1="7.4cm" svg:x2="21.2cm" svg:y2="8.4cm">
          <text:p/>
        </draw:line>
        <draw:frame draw:style-name="gr11" draw:text-style-name="P3" draw:layer="layout" svg:width="5.7cm" svg:height="3.581cm" svg:x="3.9cm" svg:y="11.6cm">
          <draw:text-box>
            <text:list text:style-name="L1">
              <text:list-header>
                <text:p><text:span text:style-name="T3">Create Campaign</text:span></text:p>
              </text:list-header>
            </text:list>
            <text:p><text:span text:style-name="T3"/></text:p>
            <text:list text:continue-numbering="true" text:style-name="L1">
              <text:list-item>
                <text:list>
                  <text:list-item>
                    <text:p><text:span text:style-name="T3">Name</text:span></text:p>
                  </text:list-item>
                  <text:list-item>
                    <text:p><text:span text:style-name="T3">Short Description</text:span></text:p>
                  </text:list-item>
                  <text:list-item>
                    <text:p><text:span text:style-name="T3">Logo</text:span></text:p>
                  </text:list-item>
                </text:list>
              </text:list-item>
            </text:list>
            <text:p><text:span text:style-name="T3"/></text:p>
          </draw:text-box>
        </draw:frame>
        <draw:line draw:style-name="gr5" draw:text-style-name="P1" draw:layer="layout" svg:x1="6.7cm" svg:y1="9.6cm" svg:x2="6.7cm" svg:y2="11.3cm">
          <text:p/>
        </draw:line>
      </draw:page>
      <draw:page draw:name="page3" draw:style-name="dp1" draw:master-page-name="Default">
        <draw:frame draw:style-name="gr7" draw:text-style-name="P5" draw:layer="layout" svg:width="17cm" svg:height="1.1cm" svg:x="0.999cm" svg:y="1.2cm">
          <draw:text-box>
            <text:p><text:span text:style-name="T10">Raspberry Pi Scanner Unit</text:span></text:p>
          </draw:text-box>
        </draw:frame>
        <draw:line draw:style-name="gr5" draw:text-style-name="P1" draw:layer="layout" svg:x1="0.999cm" svg:y1="2.3cm" svg:x2="40.999cm" svg:y2="2.3cm">
          <text:p/>
        </draw:line>
        <draw:rect draw:style-name="gr1" draw:text-style-name="P1" draw:layer="layout" svg:width="2.481cm" svg:height="1.5cm" svg:x="2.1cm" svg:y="4cm">
          <text:p/>
        </draw:rect>
        <draw:rect draw:style-name="gr1" draw:text-style-name="P1" draw:layer="layout" svg:width="2.481cm" svg:height="1.5cm" svg:x="2.1cm" svg:y="6.8cm">
          <text:p/>
        </draw:rect>
      </draw:page>
      <draw:page draw:name="page4" draw:style-name="dp1" draw:master-page-name="Default">
        <draw:rect draw:style-name="gr2" draw:text-style-name="P1" draw:layer="layout" svg:width="5.1cm" svg:height="2.8cm" svg:x="1.5cm" svg:y="3.3cm">
          <text:p text:style-name="P1">Router</text:p>
        </draw:rect>
        <draw:rect draw:style-name="gr2" draw:text-style-name="P1" draw:layer="layout" svg:width="5.1cm" svg:height="2.8cm" svg:x="13.1cm" svg:y="12.2cm">
          <text:p text:style-name="P1">Camera 1</text:p>
          <text:p text:style-name="P1">(Rpi-Slave)</text:p>
        </draw:rect>
        <draw:rect draw:style-name="gr2" draw:text-style-name="P1" draw:layer="layout" svg:width="5.1cm" svg:height="2.8cm" svg:x="7.1cm" svg:y="12.2cm">
          <text:p text:style-name="P1">Camera 2</text:p>
          <text:p text:style-name="P1">(Rpi-Slave)</text:p>
        </draw:rect>
        <draw:frame draw:style-name="gr7" draw:layer="layout" svg:width="17cm" svg:height="1.1cm" svg:x="0.998cm" svg:y="1.2cm">
          <draw:text-box>
            <text:p>Raspberry Pi Scanner – Web Interface</text:p>
          </draw:text-box>
        </draw:frame>
        <draw:line draw:style-name="gr5" draw:text-style-name="P1" draw:layer="layout" svg:x1="0.998cm" svg:y1="2.3cm" svg:x2="40.998cm" svg:y2="2.3cm">
          <text:p/>
        </draw:line>
        <draw:rect draw:style-name="gr2" draw:text-style-name="P1" draw:layer="layout" svg:width="5.1cm" svg:height="2.8cm" svg:x="23.9cm" svg:y="3.3cm">
          <text:p text:style-name="P1">Ruby Server</text:p>
        </draw:rect>
        <draw:rect draw:style-name="gr2" draw:text-style-name="P1" draw:layer="layout" svg:width="5.1cm" svg:height="2.8cm" svg:x="24.1cm" svg:y="13.601cm">
          <text:p text:style-name="P1">Phone</text:p>
          <text:p text:style-name="P1">(Browser Client)</text:p>
        </draw:rect>
        <draw:frame draw:style-name="gr12" draw:layer="layout" svg:width="12.6cm" svg:height="6.65cm" svg:x="7.7cm" svg:y="20.3cm">
          <draw:text-box>
            <text:p>Connect to websocket (ws://...)</text:p>
            <text:p>------------------------------------------</text:p>
            <text:p>If take_photo ( inform ws_rpi_client )</text:p>
            <text:p><text:s text:c="4"/>Run raspiimage cmd</text:p>
            <text:p/>
            <text:p>If photo taken ( inform ws_browser_client )</text:p>
            <text:p><text:s text:c="3"/>File upload to server</text:p>
            <text:p/>
            <text:p/>
          </draw:text-box>
        </draw:frame>
        <draw:frame draw:style-name="gr13" draw:text-style-name="P6" draw:layer="layout" svg:width="5.4cm" svg:height="1cm" svg:x="17.5cm" svg:y="2.3cm">
          <draw:text-box>
            <text:p text:style-name="P6"><text:span text:style-name="T4">POST /api/photo/take</text:span></text:p>
          </draw:text-box>
        </draw:frame>
        <draw:rect draw:style-name="gr2" draw:text-style-name="P1" draw:layer="layout" svg:width="5.1cm" svg:height="2.8cm" svg:x="10cm" svg:y="3.5cm">
          <text:p text:style-name="P1">Node Server</text:p>
        </draw:rect>
        <draw:line draw:style-name="gr14" draw:text-style-name="P1" draw:layer="layout" svg:x1="27.8cm" svg:y1="13.6cm" svg:x2="27.8cm" svg:y2="6.1cm">
          <text:p/>
        </draw:line>
        <draw:rect draw:style-name="gr2" draw:text-style-name="P1" draw:layer="layout" svg:width="5.1cm" svg:height="1.2cm" svg:x="10cm" svg:y="7.4cm">
          <text:p text:style-name="P1">Node Clients</text:p>
        </draw:rect>
        <draw:frame draw:style-name="gr15" draw:text-style-name="P6" draw:layer="layout" svg:width="8.1cm" svg:height="0.806cm" svg:x="20.5cm" svg:y="6.694cm">
          <draw:text-box>
            <text:p text:style-name="P6"><text:span text:style-name="T4">POST /api/photo/upload</text:span></text:p>
          </draw:text-box>
        </draw:frame>
        <draw:frame draw:style-name="gr15" draw:text-style-name="P6" draw:layer="layout" svg:width="5.4cm" svg:height="0.806cm" svg:x="28.1cm" svg:y="11.794cm">
          <draw:text-box>
            <text:p text:style-name="P6"><text:span text:style-name="T4">POST /api/photo/take</text:span></text:p>
          </draw:text-box>
        </draw:frame>
        <draw:frame draw:style-name="gr16" draw:text-style-name="P7" draw:layer="layout" svg:width="7.1cm" svg:height="1.506cm" svg:x="31.7cm" svg:y="8.094cm">
          <draw:text-box>
            <text:p text:style-name="P7"><text:span text:style-name="T4">POST /api/photo/take</text:span></text:p>
            <text:p text:style-name="P7"><text:span text:style-name="T4">POST /api/photo/upload</text:span></text:p>
          </draw:text-box>
        </draw:frame>
        <draw:rect draw:style-name="gr2" draw:text-style-name="P1" draw:layer="layout" svg:width="5.1cm" svg:height="2.8cm" svg:x="32.8cm" svg:y="3.3cm">
          <text:p text:style-name="P1">Amazon S3</text:p>
        </draw:rect>
        <draw:line draw:style-name="gr14" draw:text-style-name="P1" draw:layer="layout" svg:x1="29cm" svg:y1="3.9cm" svg:x2="32.8cm" svg:y2="3.9cm">
          <text:p/>
        </draw:line>
        <draw:line draw:style-name="gr14" draw:text-style-name="P1" draw:layer="layout" svg:x1="32.8cm" svg:y1="5.2cm" svg:x2="29cm" svg:y2="5.2cm">
          <text:p/>
        </draw:line>
        <draw:line draw:style-name="gr14" draw:text-style-name="P1" draw:layer="layout" svg:x1="25.9cm" svg:y1="6.1cm" svg:x2="25.9cm" svg:y2="13.6cm">
          <text:p/>
        </draw:line>
        <draw:line draw:style-name="gr14" draw:text-style-name="P1" draw:layer="layout" svg:x1="23.9cm" svg:y1="4.1cm" svg:x2="15.2cm" svg:y2="4.1cm">
          <text:p/>
        </draw:line>
        <draw:line draw:style-name="gr14" draw:text-style-name="P1" draw:layer="layout" svg:x1="15.1cm" svg:y1="5.4cm" svg:x2="23.9cm" svg:y2="5.4cm">
          <text:p/>
        </draw:line>
        <draw:line draw:style-name="gr14" draw:text-style-name="P1" draw:layer="layout" svg:x1="11.9cm" svg:y1="6.3cm" svg:x2="11.9cm" svg:y2="7.4cm">
          <text:p/>
        </draw:line>
        <draw:line draw:style-name="gr14" draw:text-style-name="P1" draw:layer="layout" svg:x1="13cm" svg:y1="7.4cm" svg:x2="13cm" svg:y2="6.2cm">
          <text:p/>
        </draw:line>
        <draw:line draw:style-name="gr14" draw:text-style-name="P1" draw:layer="layout" svg:x1="10.4cm" svg:y1="8.6cm" svg:x2="10.4cm" svg:y2="12.3cm">
          <text:p/>
        </draw:line>
        <draw:line draw:style-name="gr14" draw:text-style-name="P1" draw:layer="layout" svg:x1="14.2cm" svg:y1="8.6cm" svg:x2="14.2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2T13:09:21</meta:creation-date>
    <dc:date>2013-08-30T11:02:39</dc:date>
    <meta:editing-duration>P3DT3H47M39S</meta:editing-duration>
    <meta:editing-cycles>28</meta:editing-cycles>
    <meta:generator>OpenOffice.org/3.4.1$Unix OpenOffice.org_project/341m1$Build-9593</meta:generator>
    <meta:print-date>2013-07-26T07:09:42</meta:print-date>
    <meta:document-statistic meta:object-count="91"/>
  </office:meta>
</office:document-meta>
</file>